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text-properties style:font-name="Source Serif Pro Light" fo:font-size="14pt" style:font-size-asian="14pt" style:font-size-complex="14pt"/>
    </style:style>
    <style:style style:name="P6" style:family="paragraph" style:parent-style-name="Standard">
      <style:text-properties style:font-name="Source Serif Pro Light" fo:font-style="italic" style:font-style-asian="italic" style:font-style-complex="italic"/>
    </style:style>
    <style:style style:name="P7" style:family="paragraph" style:parent-style-name="Standard">
      <style:text-properties style:text-position="0% 100%" style:font-name="Source Serif Pro Light" fo:font-style="italic" style:font-style-asian="italic" style:font-style-complex="italic"/>
    </style:style>
    <style:style style:name="P8" style:family="paragraph" style:parent-style-name="Standard">
      <style:text-properties style:text-position="sub 58%" style:font-name="Source Serif Pro Light" style:font-name-asian="Source Serif Pro Light1" style:font-name-complex="Source Serif Pro Light1"/>
    </style:style>
    <style:style style:name="P9" style:family="paragraph" style:parent-style-name="Standard">
      <style:text-properties style:font-name="Source Serif Pro Light"/>
    </style:style>
    <style:style style:name="P10" style:family="paragraph" style:parent-style-name="Standard" style:list-style-name="L2">
      <style:text-properties style:font-name="Source Serif Pro Light"/>
    </style:style>
    <style:style style:name="P11" style:family="paragraph" style:parent-style-name="Standard">
      <style:text-properties style:text-position="0% 100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P12" style:family="paragraph" style:parent-style-name="Standard">
      <style:text-properties style:text-position="0% 100%" style:font-name="Source Serif Pro Light1" fo:font-style="normal" fo:font-weight="normal" style:font-name-asian="Source Serif Pro Light1" style:font-style-asian="normal" style:font-weight-asian="normal" style:font-name-complex="Source Serif Pro Light1" style:font-style-complex="normal" style:font-weight-complex="normal"/>
    </style:style>
    <style:style style:name="P13" style:family="paragraph" style:parent-style-name="Standard" style:list-style-name="L1">
      <style:text-properties style:text-position="0% 100%" style:font-name="Source Serif Pro Light1" fo:font-style="normal" fo:font-weight="normal" style:font-name-asian="Source Serif Pro Light1" style:font-style-asian="normal" style:font-weight-asian="normal" style:font-name-complex="Source Serif Pro Light1" style:font-style-complex="normal" style:font-weight-complex="normal"/>
    </style:style>
    <style:style style:name="P14" style:family="paragraph" style:parent-style-name="Standard">
      <style:text-properties style:text-position="0% 100%" style:font-name="Source Serif Pro Light1" fo:font-size="14pt" fo:font-style="normal" style:font-name-asian="Source Serif Pro Light1" style:font-size-asian="14pt" style:font-style-asian="normal" style:font-name-complex="Source Serif Pro Light1" style:font-size-complex="14pt" style:font-style-complex="normal"/>
    </style:style>
    <style:style style:name="P15" style:family="paragraph" style:parent-style-name="Standard">
      <style:text-properties style:text-position="0% 100%" style:font-name="Source Serif Pro Light" fo:font-style="normal" fo:font-weight="normal" style:font-name-asian="SymbolPi" style:font-style-asian="normal" style:font-weight-asian="normal" style:font-name-complex="SymbolPi" style:font-style-complex="normal" style:font-weight-complex="normal"/>
    </style:style>
    <style:style style:name="P16" style:family="paragraph" style:parent-style-name="Standard">
      <style:text-properties style:text-position="0% 100%" style:font-name="Source Serif Pro Light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text-position="0% 100%" style:font-name="Source Serif Pro Light" fo:font-style="normal" fo:font-weight="normal" style:font-name-asian="SymbolPi" style:font-style-asian="normal" style:font-weight-asian="normal" style:font-name-complex="SymbolPi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font-name="Source Serif Pro Light1"/>
    </style:style>
    <style:style style:name="T4" style:family="text">
      <style:text-properties style:text-position="super 58%" style:font-name="Source Serif Pro Light1" style:font-name-asian="Source Serif Pro Light1" style:font-name-complex="Source Serif Pro Light1"/>
    </style:style>
    <style:style style:name="T5" style:family="text">
      <style:text-properties style:text-position="super 58%" style:font-name="Source Serif Pro Light1" fo:font-weight="bold" style:font-weight-asian="bold" style:font-weight-complex="bold"/>
    </style:style>
    <style:style style:name="T6" style:family="text">
      <style:text-properties style:text-position="super 58%" style:font-name-asian="Source Serif Pro Light1" style:font-name-complex="Source Serif Pro Light1"/>
    </style:style>
    <style:style style:name="T7" style:family="text">
      <style:text-properties style:text-position="super 58%" style:font-name="Source Serif Pro Light1"/>
    </style:style>
    <style:style style:name="T8" style:family="text">
      <style:text-properties style:text-position="super 58%" style:font-name="Source Serif Pro Light1" style:font-name-asian="Source Serif Pro Light1" style:font-name-complex="Source Serif Pro Light1"/>
    </style:style>
    <style:style style:name="T9" style:family="text">
      <style:text-properties style:text-position="super 58%" style:font-name-asian="SymbolPi" style:font-name-complex="SymbolPi"/>
    </style:style>
    <style:style style:name="T10" style:family="text">
      <style:text-properties style:font-name="SymbolPi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-asian="Source Serif Pro Light1" style:font-name-complex="Source Serif Pro Light1"/>
    </style:style>
    <style:style style:name="T13" style:family="text">
      <style:text-properties style:text-position="sub 58%" fo:font-style="normal" style:font-name-asian="Source Serif Pro Light1" style:font-style-asian="normal" style:font-name-complex="Source Serif Pro Light1" style:font-style-complex="normal"/>
    </style:style>
    <style:style style:name="T14" style:family="text">
      <style:text-properties style:text-position="sub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5" style:family="text">
      <style:text-properties style:text-position="sub 58%" style:font-name="Source Serif Pro Light1" style:font-name-asian="SymbolPi" style:font-name-complex="SymbolPi"/>
    </style:style>
    <style:style style:name="T16" style:family="text">
      <style:text-properties style:text-position="sub 58%" style:font-name="Source Serif Pro Light1" style:font-name-asian="Source Serif Pro Light1" style:font-name-complex="Source Serif Pro Light1"/>
    </style:style>
    <style:style style:name="T17" style:family="text">
      <style:text-properties style:text-position="sub 58%" style:font-name="Source Serif Pro Light1"/>
    </style:style>
    <style:style style:name="T18" style:family="text">
      <style:text-properties style:text-position="sub 58%" style:font-name="Source Serif Pro Light1" style:font-name-asian="Source Serif Pro Light1" style:font-name-complex="Source Serif Pro Light1"/>
    </style:style>
    <style:style style:name="T19" style:family="text">
      <style:text-properties style:text-position="sub 58%" style:font-name-asian="SymbolPi" style:font-name-complex="SymbolPi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="Source Serif Pro Light1"/>
    </style:style>
    <style:style style:name="T22" style:family="text">
      <style:text-properties style:text-position="0% 100%" style:font-name="Source Serif Pro Light1" style:font-name-asian="Source Serif Pro Light1" style:font-name-complex="Source Serif Pro Light1"/>
    </style:style>
    <style:style style:name="T23" style:family="text">
      <style:text-properties style:text-position="0% 100%" style:font-name="Source Serif Pro Light1" style:font-name-asian="SymbolPi" style:font-name-complex="SymbolPi"/>
    </style:style>
    <style:style style:name="T24" style:family="text">
      <style:text-properties style:text-position="0% 100%" style:font-name-asian="Source Serif Pro Light1" style:font-name-complex="Source Serif Pro Light1"/>
    </style:style>
    <style:style style:name="T25" style:family="text">
      <style:text-properties style:text-position="0% 100%" style:font-name-asian="SymbolPi" style:font-name-complex="SymbolPi"/>
    </style:style>
    <style:style style:name="T26" style:family="text">
      <style:text-properties style:text-position="0% 100%" style:font-name="SymbolPi" style:font-name-asian="SymbolPi" style:font-name-complex="SymbolPi"/>
    </style:style>
    <style:style style:name="T27" style:family="text">
      <style:text-properties style:font-name="Source Serif Pro Light1"/>
    </style:style>
    <style:style style:name="T28" style:family="text">
      <style:text-properties style:font-name="Source Serif Pro Light1" fo:font-style="normal" style:font-style-asian="normal" style:font-style-complex="normal"/>
    </style:style>
    <style:style style:name="T29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30" style:family="text">
      <style:text-properties style:font-name="Source Serif Pro Light1" style:font-name-asian="Source Serif Pro Light1" style:font-name-complex="Source Serif Pro Light1"/>
    </style:style>
    <style:style style:name="T31" style:family="text">
      <style:text-properties style:font-name="Source Serif Pro Light1" style:font-name-asian="SymbolPi" style:font-name-complex="SymbolPi"/>
    </style:style>
    <style:style style:name="T32" style:family="text">
      <style:text-properties style:font-name="Source Serif Pro Light1" fo:font-weight="bold" style:font-weight-asian="bold" style:font-weight-complex="bold"/>
    </style:style>
    <style:style style:name="T33" style:family="text">
      <style:text-properties style:font-name="Source Serif Pro Light1" fo:font-weight="bold" style:font-name-asian="Source Serif Pro Light1" style:font-weight-asian="bold" style:font-name-complex="Source Serif Pro Light1" style:font-weight-complex="bold"/>
    </style:style>
    <style:style style:name="T34" style:family="text">
      <style:text-properties fo:font-style="normal" style:font-name-asian="Source Serif Pro Light1" style:font-style-asian="normal" style:font-name-complex="Source Serif Pro Light1" style:font-style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-asian="Source Serif Pro Light1" style:font-name-complex="Source Serif Pro Light1"/>
    </style:style>
    <style:style style:name="T37" style:family="text">
      <style:text-properties style:font-name="Source Serif Pro Light1"/>
    </style:style>
    <style:style style:name="T38" style:family="text">
      <style:text-properties style:font-name="Source Serif Pro Light1" style:font-name-asian="Source Serif Pro Light1" style:font-name-complex="Source Serif Pro Light1"/>
    </style:style>
    <style:style style:name="T39" style:family="text">
      <style:text-properties style:font-name="Source Serif Pro Light1" style:text-underline-style="solid" style:text-underline-width="auto" style:text-underline-color="font-color" style:font-name-asian="Source Serif Pro Light1" style:font-name-complex="Source Serif Pro Light1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color="#ff9900" style:font-name="Source Serif Pro Light1"/>
    </style:style>
    <style:style style:name="T42" style:family="text">
      <style:text-properties fo:color="#ff9900" style:text-position="super 58%" style:font-name="Source Serif Pro Light1"/>
    </style:style>
    <style:style style:name="T43" style:family="text">
      <style:text-properties fo:color="#ff9900" style:text-position="sub 58%" style:font-name="Source Serif Pro Light1"/>
    </style:style>
    <style:style style:name="T44" style:family="text">
      <style:text-properties fo:color="#9999ff" style:font-name="Source Serif Pro Light1"/>
    </style:style>
    <style:style style:name="T45" style:family="text">
      <style:text-properties fo:color="#9999ff" style:text-position="sub 58%" style:font-name="Source Serif Pro Light1"/>
    </style:style>
    <style:style style:name="T46" style:family="text">
      <style:text-properties style:font-name-asian="SymbolPi" style:font-name-complex="SymbolPi"/>
    </style:style>
    <style:style style:name="T47" style:family="text">
      <style:text-properties fo:font-weight="bold" style:font-name-asian="SymbolPi" style:font-weight-asian="bold" style:font-name-complex="SymbolPi" style:font-weight-complex="bold"/>
    </style:style>
    <style:style style:name="T48" style:family="text">
      <style:text-properties fo:color="#3399ff" style:text-position="0% 100%" style:font-name-asian="SymbolPi" style:font-name-complex="SymbolP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2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3. </text:p>
            <text:p text:style-name="P3">Explain the difference between the orthogonal, uncorrelated and independent random vectors. <text:s/></text:p>
            <text:p text:style-name="P3">Explain the structure of covariance matrix. </text:p>
            <text:p text:style-name="P3">Exemplify the covariance matrix of Gaussian random vectors. </text:p>
            <text:p text:style-name="P2"/>
          </table:table-cell>
        </table:table-row>
      </table:table>
      <text:p text:style-name="P4"/>
      <text:p text:style-name="P5">Orthogonal random vectors</text:p>
      <text:p text:style-name="P4"/>
      <text:p text:style-name="P4">Soit X et Y <text:span text:style-name="T10">Î</text:span> R<text:span text:style-name="T1">N</text:span><text:span text:style-name="T20">. Alors E[X</text:span><text:span text:style-name="T1">T</text:span><text:span text:style-name="T20">Y] = 0</text:span></text:p>
      <text:p text:style-name="P6"/>
      <text:p text:style-name="P5">Uncorrelated random vectors </text:p>
      <text:p text:style-name="P4"/>
      <text:p text:style-name="P4">Soit X <text:span text:style-name="T10">Î</text:span> R<text:span text:style-name="T1">N </text:span>et Y <text:span text:style-name="T10">Î</text:span> R<text:span text:style-name="T1">M</text:span><text:span text:style-name="T20">. Alors E[XY</text:span><text:span text:style-name="T1">T</text:span><text:span text:style-name="T20">] = E[X]E[Y]</text:span><text:span text:style-name="T1">T</text:span><text:span text:style-name="T20"> = </text:span><text:span text:style-name="T21">μ</text:span><text:span text:style-name="T11">X</text:span><text:span text:style-name="T21">μ</text:span><text:span text:style-name="T3">T</text:span><text:span text:style-name="T11">X <text:s text:c="2"/></text:span></text:p>
      <text:p text:style-name="P4"><text:span text:style-name="T20">=&gt; Cov(X,Y) = E[XY</text:span><text:span text:style-name="T1">T</text:span><text:span text:style-name="T20">] - <text:s/></text:span><text:span text:style-name="T21">μ</text:span><text:span text:style-name="T11">X</text:span><text:span text:style-name="T21">μ</text:span><text:span text:style-name="T3">T</text:span><text:span text:style-name="T11">X <text:s/></text:span><text:span text:style-name="T20">= E[X]E[Y]</text:span><text:span text:style-name="T1">T</text:span><text:span text:style-name="T20"> – </text:span><text:span text:style-name="T21">μ</text:span><text:span text:style-name="T11">X</text:span><text:span text:style-name="T21">μ</text:span><text:span text:style-name="T3">T</text:span><text:span text:style-name="T11">X </text:span><text:span text:style-name="T20">= 0</text:span></text:p>
      <text:p text:style-name="P4"/>
      <text:p text:style-name="P4"><text:span text:style-name="T35">Remarque : </text:span><text:span text:style-name="T28">En général, la non-corrélation n'est pas la même chose que l'orthogonalité sauf dans le cas spécial où ou au moins l'une des deux variables aléatoires a une espérance égale à 0.</text:span></text:p>
      <text:p text:style-name="P4"/>
      <text:p text:style-name="P5">Independant random vectors</text:p>
      <text:p text:style-name="P4"/>
      <text:p text:style-name="P4">Soit X <text:span text:style-name="T10">Î</text:span> R<text:span text:style-name="T1">N </text:span>et Y <text:span text:style-name="T10">Î</text:span> R<text:span text:style-name="T1">M</text:span><text:span text:style-name="T20">. Alors p(x,y) = p(x)p(y) =&gt; E[XY</text:span><text:span text:style-name="T1">T</text:span><text:span text:style-name="T20">] = E[X]E[Y]</text:span><text:span text:style-name="T1">T</text:span><text:span text:style-name="T20"> – </text:span><text:span text:style-name="T21">μ</text:span><text:span text:style-name="T11">X</text:span><text:span text:style-name="T21">μ</text:span><text:span text:style-name="T3">T</text:span><text:span text:style-name="T11">X </text:span></text:p>
      <text:p text:style-name="P4"><text:span text:style-name="T20">E[XY</text:span><text:span text:style-name="T1">T</text:span><text:span text:style-name="T20">] = </text:span><text:span text:style-name="T22">∫∫ xy</text:span><text:span text:style-name="T4">T</text:span><text:span text:style-name="T22">p(x,y)dxdy = ∫xp(x)dx∫y</text:span><text:span text:style-name="T4">T</text:span><text:span text:style-name="T22">p(y)dy = </text:span><text:span text:style-name="T24">= E[X]E[Y]</text:span><text:span text:style-name="T6">T</text:span><text:span text:style-name="T24"> – </text:span><text:span text:style-name="T22">μ</text:span><text:span text:style-name="T12">X</text:span><text:span text:style-name="T22">μ</text:span><text:span text:style-name="T4">T</text:span><text:span text:style-name="T12">X </text:span></text:p>
      <text:p text:style-name="P8"/>
      <text:p text:style-name="P7"><text:span text:style-name="T36">Remarque : </text:span><text:span text:style-name="T34">Coefficient de corrélation entre deux variables X et Y : </text:span><text:span text:style-name="T29">ρ</text:span><text:span text:style-name="T34"> = Cov(X,Y) / </text:span><text:span text:style-name="T29">σ</text:span><text:span text:style-name="T13">X</text:span><text:span text:style-name="T29">σ</text:span><text:span text:style-name="T14">Y</text:span></text:p>
      <text:p text:style-name="P7"><text:span text:style-name="T36">avec Cov(X,Y) la covariance et </text:span><text:span text:style-name="T29">σ leurs écarts types. </text:span></text:p>
      <text:p text:style-name="P11">Deux variables indépendantes ont ρ = 0. (La réciproque n'est pas vraie.) </text:p>
      <text:p text:style-name="P11"/>
      <text:p text:style-name="P14">Structure de la matrice de covariance</text:p>
      <text:p text:style-name="P11"/>
      <text:p text:style-name="P11">Soit <text:span text:style-name="T40">x</text:span> = [x<text:span text:style-name="T11">1</text:span>, x<text:span text:style-name="T11">2</text:span>], K<text:span text:style-name="T11">XX</text:span> = [<text:span text:style-name="T41">σ</text:span><text:span text:style-name="T42">2</text:span><text:span text:style-name="T43">X1</text:span><text:span text:style-name="T27"><text:tab/><text:tab/></text:span><text:span text:style-name="T44">ρσ</text:span><text:span text:style-name="T45">X1</text:span><text:span text:style-name="T44">σ</text:span><text:span text:style-name="T45">X2</text:span></text:p>
      <text:p text:style-name="P11"><text:span text:style-name="T27"><text:tab/><text:tab/><text:tab/> <text:s/></text:span><text:span text:style-name="T44">ρσ</text:span><text:span text:style-name="T45">X1</text:span><text:span text:style-name="T44">σ</text:span><text:span text:style-name="T45">X2</text:span><text:span text:style-name="T27"><text:tab/></text:span><text:span text:style-name="T41">σ</text:span><text:span text:style-name="T42">2</text:span><text:span text:style-name="T43">X1</text:span><text:span text:style-name="T17"><text:tab/></text:span>]</text:p>
      <text:p text:style-name="P11"/>
      <text:p text:style-name="P16"><text:span text:style-name="T46">La matrice de covariance est une matrice carré est symétrique on a donc K</text:span><text:span text:style-name="T19">xx</text:span><text:span text:style-name="T46"> = </text:span><text:span text:style-name="T47"><text:s/></text:span><text:span text:style-name="T31">U</text:span><text:span text:style-name="T30">∑</text:span><text:span text:style-name="T46">U</text:span><text:span text:style-name="T9">T</text:span></text:p>
      <text:p text:style-name="P12">Donc la matrice de covariance est :</text:p>
      <text:list xml:id="list5892267376022831658" text:style-name="L1">
        <text:list-item>
          <text:p text:style-name="P13">symétrique (par rapport à la diagonale) </text:p>
        </text:list-item>
        <text:list-item>
          <text:p text:style-name="P13">carrée </text:p>
        </text:list-item>
      </text:list>
      <text:p text:style-name="P12">Tr(Cov) donne la somme des éléments sur la diagonale qui sont les valeurs propres. </text:p>
      <text:p text:style-name="P15"><text:span text:style-name="T30">Tr(Cov) = Tr(</text:span><text:span text:style-name="T27">U</text:span><text:span text:style-name="T30">∑</text:span>U<text:span text:style-name="T1">T</text:span><text:span text:style-name="T30">) = Tr(</text:span><text:span text:style-name="T27">U</text:span>U<text:span text:style-name="T1">T</text:span><text:span text:style-name="T30">∑) = Tr(I∑) = Tr(∑)</text:span></text:p>
      <text:p text:style-name="P4"><text:soft-page-break/><text:span text:style-name="T25">Maintenant si X est </text:span><text:span text:style-name="T48">symétrique</text:span><text:span text:style-name="T25"> alors :</text:span></text:p>
      <text:list xml:id="list1841961313915248631" text:style-name="L2">
        <text:list-item>
          <text:p text:style-name="P10"><text:span text:style-name="T25">Les vecteurs propres sont orthonormal : U</text:span><text:span text:style-name="T9">-1</text:span><text:span text:style-name="T25"> = U</text:span><text:span text:style-name="T9">T</text:span></text:p>
        </text:list-item>
        <text:list-item>
          <text:p text:style-name="P10"><text:span text:style-name="T25">Les valeurs propres </text:span><text:span text:style-name="T23">σ</text:span><text:span text:style-name="T19">1</text:span><text:span text:style-name="T25">,...,</text:span><text:span text:style-name="T23">σ</text:span><text:span text:style-name="T15">n</text:span><text:span text:style-name="T23"> </text:span><text:span text:style-name="T26">Î</text:span><text:span text:style-name="T25">R</text:span></text:p>
        </text:list-item>
      </text:list>
      <text:p text:style-name="P15"><text:span text:style-name="T27">On a donc : </text:span><text:span text:style-name="T32">X = U</text:span><text:span text:style-name="T33">∑</text:span><text:span text:style-name="T32">U</text:span><text:span text:style-name="T5">-1 </text:span><text:span text:style-name="T32">= U</text:span><text:span text:style-name="T33">∑</text:span><text:span text:style-name="T32">U</text:span><text:span text:style-name="T5">T</text:span></text:p>
      <text:p text:style-name="P15"><text:span text:style-name="T5"/></text:p>
      <text:p text:style-name="P17"><text:span text:style-name="T27">Covariance matrix of Gaussian random vectors</text:span></text:p>
      <text:p text:style-name="P17"><text:span text:style-name="T27"/></text:p>
      <text:p text:style-name="P17"><text:span text:style-name="T27">f(x) = f(</text:span><text:span text:style-name="T30">x</text:span><text:span text:style-name="T16">1</text:span><text:span text:style-name="T30">, x</text:span><text:span text:style-name="T16">2</text:span><text:span text:style-name="T30">) = 1 / </text:span><text:span text:style-name="T30">√2πσ</text:span><text:span text:style-name="T4">2</text:span><text:span text:style-name="T16">x1</text:span><text:span text:style-name="T30"> <text:s/>exp[-(x</text:span><text:span text:style-name="T16">1</text:span><text:span text:style-name="T30">-</text:span><text:span text:style-name="T39">x</text:span><text:span text:style-name="T16">1</text:span><text:span text:style-name="T30">)</text:span><text:span text:style-name="T4">2</text:span><text:span text:style-name="T30"> / 2σ</text:span><text:span text:style-name="T4">2</text:span><text:span text:style-name="T16">x1</text:span><text:span text:style-name="T30">] </text:span><text:span text:style-name="T30">1 / </text:span><text:span text:style-name="T30">√2πσ</text:span><text:span text:style-name="T4">2</text:span><text:span text:style-name="T16">x2</text:span><text:span text:style-name="T30"> <text:s/>exp[-(x</text:span><text:span text:style-name="T16">2</text:span><text:span text:style-name="T30">-</text:span><text:span text:style-name="T39">x</text:span><text:span text:style-name="T16">2</text:span><text:span text:style-name="T30">)</text:span><text:span text:style-name="T4">2</text:span><text:span text:style-name="T30"> / 2σ</text:span><text:span text:style-name="T4">2</text:span><text:span text:style-name="T16">x2</text:span><text:span text:style-name="T30">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52:56.57</meta:creation-date>
    <dc:date>2020-06-24T18:53:04.89</dc:date>
    <dc:creator>Oetske L</dc:creator>
    <meta:editing-duration>PT8H9M4S</meta:editing-duration>
    <meta:editing-cycles>10</meta:editing-cycles>
    <meta:generator>OpenOffice/4.1.4$Win32 OpenOffice.org_project/414m5$Build-9788</meta:generator>
    <meta:document-statistic meta:table-count="1" meta:image-count="0" meta:object-count="0" meta:page-count="2" meta:paragraph-count="32" meta:word-count="307" meta:character-count="1701"/>
  </office:meta>
</office:document-meta>
</file>